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 style:language-asian="en" style:country-asian="GB"/>
    </style:style>
    <style:style style:name="P2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 style:language-asian="en" style:country-asian="GB"/>
    </style:style>
    <style:style style:name="P3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en" style:country-asian="GB"/>
    </style:style>
    <style:style style:name="P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P5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 style:language-asian="en" style:country-asian="GB"/>
    </style:style>
    <style:style style:name="P6" style:parent-style-name="Normal" style:family="paragraph">
      <style:paragraph-properties fo:margin-top="0.0694in" fo:margin-bottom="0.0694in" fo:line-height="100%"/>
    </style:style>
    <style:style style:name="T7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T8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en" style:country-asian="GB"/>
    </style:style>
    <style:style style:name="T9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T10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en" style:country-asian="GB"/>
    </style:style>
    <style:style style:name="T11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T12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en" style:country-asian="GB"/>
    </style:style>
    <style:style style:name="T13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T14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en" style:country-asian="GB"/>
    </style:style>
    <style:style style:name="T15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T16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P1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P18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 style:language-asian="en" style:country-asian="GB"/>
    </style:style>
    <style:style style:name="TableColumn20" style:family="table-column">
      <style:table-column-properties style:column-width="2.0111in"/>
    </style:style>
    <style:style style:name="TableColumn21" style:family="table-column">
      <style:table-column-properties style:column-width="3.3916in"/>
    </style:style>
    <style:style style:name="Table19" style:family="table">
      <style:table-properties style:width="5.4027in" fo:margin-left="0in" table:align="left"/>
    </style:style>
    <style:style style:name="TableRow22" style:family="table-row">
      <style:table-row-properties/>
    </style:style>
    <style:style style:name="TableCell23" style:family="table-cell">
      <style:table-cell-properties fo:border-top="0.0069in solid #000000" fo:border-left="0.0069in solid #000000" fo:border-bottom="none" fo:border-right="0.0069in solid #000000" style:writing-mode="lr-tb" style:vertical-align="middle" fo:padding-top="0.0104in" fo:padding-left="0.0104in" fo:padding-bottom="0.0104in" fo:padding-right="0.0104in"/>
    </style:style>
    <style:style style:name="P24" style:parent-style-name="Normal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en" style:country-asian="GB"/>
    </style:style>
    <style:style style:name="TableCell25" style:family="table-cell">
      <style:table-cell-properties fo:border-top="0.0069in solid #000000" fo:border-left="none" fo:border-bottom="none" fo:border-right="0.0069in solid #000000" style:writing-mode="lr-tb" style:vertical-align="middle" fo:padding-top="0.0104in" fo:padding-left="0.0104in" fo:padding-bottom="0.0104in" fo:padding-right="0.0104in"/>
    </style:style>
    <style:style style:name="P26" style:parent-style-name="Normal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en" style:country-asian="GB"/>
    </style:style>
    <style:style style:name="TableRow27" style:family="table-row">
      <style:table-row-properties/>
    </style:style>
    <style:style style:name="TableCell28" style:family="table-cell">
      <style:table-cell-properties fo:border-top="0.0069in solid #000000" fo:border-left="0.0069in solid #000000" fo:border-bottom="none" fo:border-right="0.0069in solid #000000" fo:background-color="#53DDEB" style:writing-mode="lr-tb" style:vertical-align="middle" fo:padding-top="0.0104in" fo:padding-left="0.0104in" fo:padding-bottom="0.0104in" fo:padding-right="0.0104in"/>
    </style:style>
    <style:style style:name="P29" style:parent-style-name="Normal" style:family="paragraph">
      <style:paragraph-properties fo:margin-bottom="0in" fo:line-height="100%"/>
    </style:style>
    <style:style style:name="T30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en" style:country-asian="GB"/>
    </style:style>
    <style:style style:name="TableCell31" style:family="table-cell">
      <style:table-cell-properties fo:border-top="0.0069in solid #000000" fo:border-left="none" fo:border-bottom="none" fo:border-right="0.0069in solid #000000" fo:background-color="#53DDEB" style:writing-mode="lr-tb" style:vertical-align="middle" fo:padding-top="0.0104in" fo:padding-left="0.0104in" fo:padding-bottom="0.0104in" fo:padding-right="0.0104in"/>
    </style:style>
    <style:style style:name="P3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TableRow33" style:family="table-row">
      <style:table-row-properties/>
    </style:style>
    <style:style style:name="TableCell34" style:family="table-cell">
      <style:table-cell-properties fo:border="0.0069in solid #000000" fo:background-color="#CC60C4" style:writing-mode="lr-tb" style:vertical-align="middle" fo:padding-top="0.0104in" fo:padding-left="0.0104in" fo:padding-bottom="0.0104in" fo:padding-right="0.0104in"/>
    </style:style>
    <style:style style:name="P35" style:parent-style-name="Normal" style:family="paragraph">
      <style:paragraph-properties fo:margin-bottom="0in" fo:line-height="100%"/>
    </style:style>
    <style:style style:name="T36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en" style:country-asian="GB"/>
    </style:style>
    <style:style style:name="TableCell37" style:family="table-cell">
      <style:table-cell-properties fo:border-top="0.0069in solid #000000" fo:border-left="none" fo:border-bottom="0.0069in solid #000000" fo:border-right="0.0069in solid #000000" fo:background-color="#CC60C4" style:writing-mode="lr-tb" style:vertical-align="middle" fo:padding-top="0.0104in" fo:padding-left="0.0104in" fo:padding-bottom="0.0104in" fo:padding-right="0.0104in"/>
    </style:style>
    <style:style style:name="P3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TableRow39" style:family="table-row">
      <style:table-row-properties/>
    </style:style>
    <style:style style:name="TableCell40" style:family="table-cell">
      <style:table-cell-properties fo:border-top="none" fo:border-left="0.0069in solid #000000" fo:border-bottom="none" fo:border-right="0.0069in solid #000000" fo:background-color="#92D050" style:writing-mode="lr-tb" style:vertical-align="middle" fo:padding-top="0.0104in" fo:padding-left="0.0104in" fo:padding-bottom="0.0104in" fo:padding-right="0.0104in"/>
    </style:style>
    <style:style style:name="P41" style:parent-style-name="Normal" style:family="paragraph">
      <style:paragraph-properties fo:margin-bottom="0in" fo:line-height="100%"/>
    </style:style>
    <style:style style:name="T42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en" style:country-asian="GB"/>
    </style:style>
    <style:style style:name="TableCell43" style:family="table-cell">
      <style:table-cell-properties fo:border-top="none" fo:border-left="none" fo:border-bottom="none" fo:border-right="0.0069in solid #000000" fo:background-color="#92D050" style:writing-mode="lr-tb" style:vertical-align="middle" fo:padding-top="0.0104in" fo:padding-left="0.0104in" fo:padding-bottom="0.0104in" fo:padding-right="0.0104in"/>
    </style:style>
    <style:style style:name="P4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TableRow45" style:family="table-row">
      <style:table-row-properties/>
    </style:style>
    <style:style style:name="TableCell46" style:family="table-cell">
      <style:table-cell-properties fo:border="0.0069in solid #000000" fo:background-color="#FFFF00" style:writing-mode="lr-tb" style:vertical-align="middle" fo:padding-top="0.0104in" fo:padding-left="0.0104in" fo:padding-bottom="0.0104in" fo:padding-right="0.0104in"/>
    </style:style>
    <style:style style:name="P47" style:parent-style-name="Normal" style:family="paragraph">
      <style:paragraph-properties fo:margin-bottom="0in" fo:line-height="100%"/>
    </style:style>
    <style:style style:name="T48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en" style:country-asian="GB"/>
    </style:style>
    <style:style style:name="TableCell49" style:family="table-cell">
      <style:table-cell-properties fo:border-top="0.0069in solid #000000" fo:border-left="none" fo:border-bottom="0.0069in solid #000000" fo:border-right="0.0069in solid #000000" fo:background-color="#FFFF00" style:writing-mode="lr-tb" style:vertical-align="middle" fo:padding-top="0.0104in" fo:padding-left="0.0104in" fo:padding-bottom="0.0104in" fo:padding-right="0.0104in"/>
    </style:style>
    <style:style style:name="P5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P5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P52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 style:language-asian="en" style:country-asian="GB"/>
    </style:style>
    <style:style style:name="P53" style:parent-style-name="Normal" style:list-style-name="LFO1" style:family="paragraph">
      <style:paragraph-properties fo:margin-top="0.0694in" fo:margin-bottom="0.0694in" fo:line-height="100%"/>
    </style:style>
    <style:style style:name="T54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T55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en" style:country-asian="GB"/>
    </style:style>
    <style:style style:name="T56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T57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en" style:country-asian="GB"/>
    </style:style>
    <style:style style:name="T58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P59" style:parent-style-name="Normal" style:list-style-name="LFO1" style:family="paragraph">
      <style:paragraph-properties fo:margin-top="0.0694in" fo:margin-bottom="0.0694in" fo:line-height="100%"/>
    </style:style>
    <style:style style:name="T60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en" style:country-asian="GB"/>
    </style:style>
    <style:style style:name="T61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P62" style:parent-style-name="Normal" style:list-style-name="LFO1" style:family="paragraph">
      <style:paragraph-properties fo:margin-top="0.0694in" fo:margin-bottom="0.0694in" fo:line-height="100%"/>
    </style:style>
    <style:style style:name="T63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T64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en" style:country-asian="GB"/>
    </style:style>
    <style:style style:name="T65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en" style:country-asian="GB"/>
    </style:style>
    <style:style style:name="T66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P67" style:parent-style-name="Normal" style:list-style-name="LFO1" style:family="paragraph">
      <style:paragraph-properties fo:margin-top="0.0694in" fo:margin-bottom="0.0694in" fo:line-height="100%"/>
    </style:style>
    <style:style style:name="T68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T69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en" style:country-asian="GB"/>
    </style:style>
    <style:style style:name="T70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P71" style:parent-style-name="Normal" style:list-style-name="LFO1" style:family="paragraph">
      <style:paragraph-properties fo:margin-top="0.0694in" fo:margin-bottom="0.0694in" fo:line-height="100%"/>
    </style:style>
    <style:style style:name="T72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en" style:country-asian="GB"/>
    </style:style>
    <style:style style:name="T73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P74" style:parent-style-name="Normal" style:list-style-name="LFO1" style:family="paragraph">
      <style:paragraph-properties fo:margin-top="0.0694in" fo:margin-bottom="0.0694in" fo:line-height="100%"/>
    </style:style>
    <style:style style:name="T75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T76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en" style:country-asian="GB"/>
    </style:style>
    <style:style style:name="T77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T78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en" style:country-asian="GB"/>
    </style:style>
    <style:style style:name="T79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P80" style:parent-style-name="Normal" style:list-style-name="LFO1" style:family="paragraph">
      <style:paragraph-properties fo:margin-top="0.0694in" fo:margin-bottom="0.0694in" fo:line-height="100%"/>
    </style:style>
    <style:style style:name="T81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T82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en" style:country-asian="GB"/>
    </style:style>
    <style:style style:name="T83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P8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P85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 style:language-asian="en" style:country-asian="GB"/>
    </style:style>
    <style:style style:name="P86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 style:language-asian="en" style:country-asian="GB"/>
    </style:style>
    <style:style style:name="P87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P88" style:parent-style-name="Normal" style:list-style-name="LFO2" style:family="paragraph">
      <style:paragraph-properties fo:margin-top="0.0694in" fo:margin-bottom="0.0694in" fo:line-height="100%"/>
    </style:style>
    <style:style style:name="T89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en" style:country-asian="GB"/>
    </style:style>
    <style:style style:name="T90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T91" style:parent-style-name="DefaultParagraphFont" style:family="text">
      <style:text-properties style:font-name="Times New Roman" style:font-name-asian="Times New Roman" style:font-name-complex="Times New Roman" fo:color="#0000FF" fo:font-size="12pt" style:font-size-asian="12pt" style:font-size-complex="12pt" style:text-underline-type="single" style:text-underline-style="solid" style:text-underline-width="auto" style:text-underline-mode="continuous" style:language-asian="en" style:country-asian="GB"/>
    </style:style>
    <style:style style:name="P92" style:parent-style-name="Normal" style:list-style-name="LFO2" style:family="paragraph">
      <style:paragraph-properties fo:margin-top="0.0694in" fo:margin-bottom="0.0694in" fo:line-height="100%"/>
    </style:style>
    <style:style style:name="T93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en" style:country-asian="GB"/>
    </style:style>
    <style:style style:name="T94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T95" style:parent-style-name="DefaultParagraphFont" style:family="text">
      <style:text-properties style:font-name="Times New Roman" style:font-name-asian="Times New Roman" style:font-name-complex="Times New Roman" fo:color="#0000FF" fo:font-size="12pt" style:font-size-asian="12pt" style:font-size-complex="12pt" style:text-underline-type="single" style:text-underline-style="solid" style:text-underline-width="auto" style:text-underline-mode="continuous" style:language-asian="en" style:country-asian="GB"/>
    </style:style>
    <style:style style:name="P9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P97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 style:language-asian="en" style:country-asian="GB"/>
    </style:style>
    <style:style style:name="P98" style:parent-style-name="Normal" style:family="paragraph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en" style:country-asian="GB"/>
    </style:style>
    <style:style style:name="P99" style:parent-style-name="Normal" style:family="paragraph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en" style:country-asian="GB"/>
    </style:style>
    <style:style style:name="T100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en" style:country-asian="GB"/>
    </style:style>
    <style:style style:name="T101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en" style:country-asian="GB"/>
    </style:style>
    <style:style style:name="T102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en" style:country-asian="GB"/>
    </style:style>
  </office:automatic-styles>
  <office:body>
    <office:text text:use-soft-page-breaks="true">
      <text:p text:style-name="P1">Abacus Early Learning Centre</text:p>
      <text:p text:style-name="P2">Promoting Health and Hygiene Policy</text:p>
      <text:p text:style-name="P3">1.8 No-Smoking Policy</text:p>
      <text:p text:style-name="P4"/>
      <text:p text:style-name="P5">Policy Statement</text:p>
      <text:p text:style-name="P6"><text:span text:style-name="T7">At Abacus Early Learning Centre, we comply with<text:s/></text:span><text:span text:style-name="T8">Health and Safety Regulations</text:span><text:span text:style-name="T9"><text:s/>and the<text:s/></text:span><text:span text:style-name="T10">Welfare Requirements of the Early Years Foundation Stage (EYFS)</text:span><text:span text:style-name="T11"><text:s/>by ensuring our setting is a<text:s/></text:span><text:span text:style-name="T12">completely no-smoking environment</text:span><text:span text:style-name="T13">, both<text:s/></text:span><text:span text:style-name="T14">indoors and outdoors</text:span><text:span text:style-name="T15">.</text:span><text:span text:style-name="T16"><text:line-break/>We are committed to promoting a healthy environment for all children, staff, parents, and visitors.</text:span></text:p>
      <text:p text:style-name="P17"/>
      <text:p text:style-name="P18">EYFS Key Themes and Commitments</text:p>
      <table:table table:style-name="Table19">
        <table:table-columns>
          <table:table-column table:style-name="TableColumn20"/>
          <table:table-column table:style-name="TableColumn21"/>
        </table:table-columns>
        <table:table-header-rows>
          <table:table-row table:style-name="TableRow22">
            <table:table-cell table:style-name="TableCell23">
              <text:p text:style-name="P24">EYFS Theme</text:p>
            </table:table-cell>
            <table:table-cell table:style-name="TableCell25">
              <text:p text:style-name="P26">Commitment</text:p>
            </table:table-cell>
          </table:table-row>
        </table:table-header-rows>
        <table:table-row table:style-name="TableRow27">
          <table:table-cell table:style-name="TableCell28">
            <text:p text:style-name="P29"><text:span text:style-name="T30">A Unique Child</text:span></text:p>
          </table:table-cell>
          <table:table-cell table:style-name="TableCell31">
            <text:p text:style-name="P32">1.4 Health and Well-being</text:p>
          </table:table-cell>
        </table:table-row>
        <table:table-row table:style-name="TableRow33">
          <table:table-cell table:style-name="TableCell34">
            <text:p text:style-name="P35"><text:span text:style-name="T36">Positive Relationships</text:span></text:p>
          </table:table-cell>
          <table:table-cell table:style-name="TableCell37">
            <text:p text:style-name="P38">2.1 Respecting Each Other</text:p>
          </table:table-cell>
        </table:table-row>
        <table:table-row table:style-name="TableRow39">
          <table:table-cell table:style-name="TableCell40">
            <text:p text:style-name="P41"><text:span text:style-name="T42">Enabling Environments</text:span></text:p>
          </table:table-cell>
          <table:table-cell table:style-name="TableCell43">
            <text:p text:style-name="P44">3.2 Supporting Every Child</text:p>
          </table:table-cell>
        </table:table-row>
        <table:table-row table:style-name="TableRow45">
          <table:table-cell table:style-name="TableCell46">
            <text:p text:style-name="P47"><text:span text:style-name="T48">Learning and Development</text:span></text:p>
          </table:table-cell>
          <table:table-cell table:style-name="TableCell49">
            <text:p text:style-name="P50">Linked to children’s overall well-being and safety</text:p>
          </table:table-cell>
        </table:table-row>
      </table:table>
      <text:p text:style-name="P51"/>
      <text:p text:style-name="P52">Procedures</text:p>
      <text:list text:style-name="LFO1" text:continue-numbering="true">
        <text:list-item>
          <text:p text:style-name="P53"><text:span text:style-name="T54">All<text:s/></text:span><text:span text:style-name="T55">staff, parents, carers, students, and volunteers</text:span><text:span text:style-name="T56"><text:s/>are made aware of this<text:s/></text:span><text:span text:style-name="T57">no-smoking policy</text:span><text:span text:style-name="T58"><text:s/>when joining the setting.</text:span></text:p>
        </text:list-item>
        <text:list-item>
          <text:p text:style-name="P59"><text:span text:style-name="T60">No-smoking signs</text:span><text:span text:style-name="T61"><text:s/>are clearly displayed at all entrances and within the premises.</text:span></text:p>
        </text:list-item>
        <text:list-item>
          <text:p text:style-name="P62"><text:span text:style-name="T63">The policy is included in the<text:s/></text:span><text:span text:style-name="T64">Parent Information<text:s/></text:span><text:span text:style-name="T65">Booklet</text:span><text:span text:style-name="T66"><text:s/>and discussed during induction sessions for new staff.</text:span></text:p>
        </text:list-item>
        <text:list-item>
          <text:p text:style-name="P67"><text:span text:style-name="T68">We<text:s/></text:span><text:span text:style-name="T69">actively promote health and well-being</text:span><text:span text:style-name="T70"><text:s/>by providing information and resources for staff and parents who wish to stop smoking.</text:span></text:p>
        </text:list-item>
        <text:list-item>
          <text:p text:style-name="P71"><text:span text:style-name="T72">Smoking is not permitted at any time</text:span><text:span text:style-name="T73"><text:s/>during working hours or on the premises (indoors or outdoors).</text:span></text:p>
        </text:list-item>
        <text:list-item>
          <text:p text:style-name="P74"><text:span text:style-name="T75">Staff who smoke on their personal breaks must do so<text:s/></text:span><text:span text:style-name="T76">off-site</text:span><text:span text:style-name="T77"><text:s/>and ensure they return<text:s/></text:span><text:span text:style-name="T78">free from smoke odour</text:span><text:span text:style-name="T79"><text:s/>and other lingering effects of tobacco.</text:span></text:p>
        </text:list-item>
        <text:list-item>
          <text:p text:style-name="P80"><text:span text:style-name="T81">E-cigarettes and vaping devices are also<text:s/></text:span><text:span text:style-name="T82">not permitted</text:span><text:span text:style-name="T83"><text:s/>on the premises, in line with our commitment to a clean and safe environment.</text:span></text:p>
        </text:list-item>
      </text:list>
      <text:p text:style-name="P84"/>
      <text:p text:style-name="P85"/>
      <text:soft-page-break/>
      <text:p text:style-name="P86">Legal Framework</text:p>
      <text:p text:style-name="P87">This policy is based on the following legislation:</text:p>
      <text:list text:style-name="LFO2" text:continue-numbering="true">
        <text:list-item>
          <text:p text:style-name="P88"><text:span text:style-name="T89">The Smoke-free (Premises and Enforcement) Regulations 2006</text:span><text:span text:style-name="T90"><text:line-break/></text:span><text:a xlink:href="https://www.opsi.gov.uk/si/si2006/20063368.htm" office:target-frame-name="_new" xlink:show="replace"><text:span text:style-name="T91">www.opsi.gov.uk/si/si2006/20063368.htm</text:span></text:a></text:p>
        </text:list-item>
        <text:list-item>
          <text:p text:style-name="P92"><text:span text:style-name="T93">The Smoke-free (Signs) Regulations 2007</text:span><text:span text:style-name="T94"><text:line-break/></text:span><text:a xlink:href="https://www.opsi.gov.uk/si/si2007/20070923.htm" office:target-frame-name="_new" xlink:show="replace"><text:span text:style-name="T95">www.opsi.gov.uk/si/si2007/20070923.htm</text:span></text:a></text:p>
        </text:list-item>
      </text:list>
      <text:p text:style-name="P96"/>
      <text:p text:style-name="P97">Policy Review Information</text:p>
      <text:p text:style-name="P98">Written: <text:s text:c="3"/>-------------------------------------------------</text:p>
      <text:p text:style-name="P99"/>
      <text:p text:style-name="Normal"><text:span text:style-name="T100">Will be reviewed:</text:span><text:span text:style-name="T101"><text:s/></text:span><text:span text:style-name="T102">----------------------------------------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icrosoft account</meta:initial-creator>
    <dc:creator>Microsoft account</dc:creator>
    <meta:creation-date>2025-11-05T14:31:00Z</meta:creation-date>
    <dc:date>2025-11-06T11:30:00Z</dc:date>
    <meta:template xlink:href="Normal" xlink:type="simple"/>
    <meta:editing-cycles>3</meta:editing-cycles>
    <meta:editing-duration>PT8640S</meta:editing-duration>
    <meta:document-statistic meta:page-count="2" meta:paragraph-count="4" meta:word-count="312" meta:character-count="2091" meta:row-count="14" meta:non-whitespace-character-count="1783"/>
  </office:meta>
</office:document-meta>
</file>